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22-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INS OF ISRAEL (22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INS OF ISRAEL (22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(22:1-12, 23-2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(22:1-12, 23-29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loodshed and idolatry (22:1-6, 9, 2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ontempt for parents, orphans, and widows (22:7, 23-2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tter disregard for the Sabbath (22:8, 2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Adultery and incest (22:10-1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ribe taking and extortion (22:12, 29)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Lying prophets (22:2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SINS OF ISRAEL (22:1-3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The perversions (22:1-12, 23-29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The punishment (22:13-22, 30-3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punishment (22:13-22, 30-31)<text:s text:c="1"/></text:span><text:span text:style-name="a494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y are scattered among the nations (22:13-1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are thrown into the furnace of God's fiery wrath (22:17-22, 30-3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SINS OF ISRAEL (22:1-31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(22:1-12, 23-29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(22:13-22, 30-31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22-24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SINS OF ISRAEL (22:1-3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ISTERS DEPICTING ISRAEL (23:1-4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ISTERS DEPICTING ISRAEL (23:1-4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identity of these sisters (23:1-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immorality of these sisters (23:5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immorality of these sisters (23:5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sins of Oholah, the older sister (23:5-10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s of Oholah, the older sister (23:5-1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r perversion (23:5-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r punishment (23:9-1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immorality of these sisters (23:5-49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ins of Oholah, the older sister (23:5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s of Oholibah, the younger sister (23:11-35, 43-4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-title-Title-Slide" presentation:presentation-page-layout-name="Master1-PPL1" draw:id="Slide-267">
        <draw:frame draw:id="id105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The sins of Oholibah, the younger sister (23:11-35, 43-49)<text:s text:c="1"/></text:span><text:span text:style-name="a594" text:class-names=""/></text:p>
          </draw:text-box>
          <svg:title/>
          <svg:desc/>
        </draw:frame>
        <draw:frame draw:id="id106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Her perversions (23:11-21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r perversions (23:11-21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She, like her sister, commits spiritual adultery with the Assyrian gods (23:11-13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he then does the same with the Babylonian gods (23:14-21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ins of Oholibah, the younger sister (23:11-35, 43-49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r perversions (23:11-2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r punishment (23:22-35, 43-4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immorality of these sisters (23:5-49):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ins of Oholah, the older sister (23:5-10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ns of Oholibah, the younger sister (23:11-35, 43-4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ins of both sisters (23:36-42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ins of both sisters (23:36-42):<text:s text:c="1"/></text:span><text:span text:style-name="a652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Murder (23:36-37a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Idolatry (23:37b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Child sacrifice (23:37c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otal hypocrisy (23:38-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Gaudy lifestyle (23:40-4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Drunkenness (23:4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immorality of these sisters (23:5-49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sins of Oholah, the older sister (23:5-1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sins of Oholibah, the younger sister (23:11-35, 43-4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sins of both sisters (23:36-4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THE SISTERS DEPICTING ISRAEL (23:1-49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identity of these sisters (23:1-4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immorality of these sisters (23:5-49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EZEKIEL 22-24</text:span><text:span text:style-name="a712" text:class-names=""/></text:p>
          </draw:text-box>
          <svg:title/>
          <svg:desc/>
        </draw:frame>
        <draw:frame draw:id="id120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THE SINS OF ISRAEL (22:1-3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THE SISTERS DEPICTING ISRAEL (23:1-4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SIGNS TO ISRAEL (24:1-27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0" draw:style-name="a728" draw:master-page-name="Master1-Layout1-title-Title-Slide" presentation:presentation-page-layout-name="Master1-PPL1" draw:id="Slide-275">
        <draw:frame draw:id="id121" presentation:style-name="a732" draw:name="Title 1" svg:x="1.38in" svg:y="0.83in" svg:width="10.3in" svg:height="4.42in" presentation:class="title" presentation:placeholder="false">
          <draw:text-box>
            <text:p text:style-name="a731" text:class-names="" text:cond-style-name=""><text:span text:style-name="a729" text:class-names="">THE SIGNS TO ISRAEL (24:1-27)<text:s text:c="1"/></text:span><text:span text:style-name="a730" text:class-names=""/></text:p>
          </draw:text-box>
          <svg:title/>
          <svg:desc/>
        </draw:frame>
        <draw:frame draw:id="id122" presentation:style-name="a737" draw:name="Subtitle 2" svg:x="1.38in" svg:y="5.25in" svg:width="10.3in" svg:height="1.85in" presentation:class="subtitle" presentation:placeholder="false">
          <draw:text-box>
            <text:p text:style-name="a734" text:class-names="" text:cond-style-name=""><text:span text:style-name="a733" text:class-names=""><text:s text:c="1"/>The food sign (24:1-14)<text:s text:c="1"/></text:span></text:p>
            <text:p text:style-name="a736" text:class-names="" text:cond-style-name=""><text:span text:style-name="a735" text:class-names=""/></text:p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food sign (24:1-14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What he does (24:1-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What it means (24:8-14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2-tx-Title-and-Text" presentation:presentation-page-layout-name="Master1-PPL12" draw:id="Slide-277">
        <draw:frame draw:id="id125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THE SIGNS TO ISRAEL (24:1-27)<text:s text:c="1"/></text:span><text:span text:style-name="a755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food sign (24:1-14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funeral sign (24:15-27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funeral sign (24:15-27)<text:s text:c="1"/></text:span><text:span text:style-name="a770" text:class-names=""/></text:p>
          </draw:text-box>
          <svg:title/>
          <svg:desc/>
        </draw:frame>
        <draw:frame draw:id="id128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What he does (24:15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Why he does it (24:19-27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THE SIGNS TO ISRAEL (24:1-27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ood sign (24:1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uneral sign (24:15-2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EZEKIEL 22-24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HE SINS OF ISRAEL (22:1-3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THE SISTERS DEPICTING ISRAEL (23:1-49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THE SIGNS TO ISRAEL (24:1-2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2-24</dc:title>
    <meta:initial-creator>David STRICKLAND</meta:initial-creator>
    <dc:creator>David STRICKLAND</dc:creator>
    <meta:creation-date>2020-02-23T23:12:28Z</meta:creation-date>
    <dc:date>2020-02-23T23:12:29Z</dc:date>
    <meta:template xlink:href="BibleStudy" xlink:type="simple"/>
    <meta:editing-cycles>1</meta:editing-cycles>
    <meta:editing-duration>PT0S</meta:editing-duration>
    <meta:document-statistic meta:paragraph-count="82" meta:word-count="676"/>
  </office:meta>
</office:document-meta>
</file>